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200_20_km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0 km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Gallon</text:p>
            <draw:frame table:end-cell-address="'200 kms'.H29" table:end-x="0.3567in" table:end-y="0.1976in" draw:z-index="0" draw:name="Chart 1" draw:style-name="gr1" draw:text-style-name="P1" svg:width="7.1768in" svg:height="6.3122in" svg:x="0in" svg:y="0.0102in">
              <draw:object draw:notify-on-update-of-ranges="'200 kms'.A2:'200 kms'.A16 '200 kms'.B1:'200 kms'.B1 '200 kms'.B2:'200 kms'.B16 '200 kms'.C1:'200 kms'.C1 '200 kms'.C2:'200 kms'.C16 '200 kms'.D1:'200 kms'.D1 '200 kms'.D2:'200 kms'.D16 '200 kms'.E1:'200 kms'.E1 '200 kms'.E2:'200 kms'.E16 '200 kms'.F1:'200 kms'.F1 '200 kms'.F2:'200 kms'.F16 '200 kms'.G1:'200 kms'.G1 '200 kms'.G2:'200 kms'.G16 '200 kms'.H1:'200 kms'.H1 '200 kms'.H2:'200 kms'.H16 '200 kms'.I1:'200 kms'.I1 '200 kms'.I2:'200 kms'.I1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office:value-type="string" calcext:value-type="string">
            <text:p>9 kpc</text:p>
          </table:table-cell>
          <table:table-cell table:style-name="ce1" office:value-type="string" calcext:value-type="string">
            <text:p>10 kpc</text:p>
          </table:table-cell>
          <table:table-cell table:style-name="ce1" office:value-type="string" calcext:value-type="string">
            <text:p>11 kpc</text:p>
          </table:table-cell>
          <table:table-cell table:style-name="ce1" office:value-type="string" calcext:value-type="string">
            <text:p>12 kpc</text:p>
          </table:table-cell>
          <table:table-cell table:style-name="ce1" office:value-type="string" calcext:value-type="string">
            <text:p>13 kpc</text:p>
          </table:table-cell>
          <table:table-cell table:style-name="ce1" office:value-type="string" calcext:value-type="string">
            <text:p>14 kpc</text:p>
          </table:table-cell>
          <table:table-cell table:style-name="ce1" office:value-type="string" calcext:value-type="string">
            <text:p>15 kpc</text:p>
          </table:table-cell>
          <table:table-cell table:style-name="ce1" office:value-type="string" calcext:value-type="string">
            <text:p>16 kpc</text:p>
          </table:table-cell>
          <table:table-cell table:number-columns-repeated="5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-44" calcext:value-type="float">
            <text:p>-44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8" calcext:value-type="float">
            <text:p>-78</text:p>
          </table:table-cell>
          <table:table-cell table:style-name="ce1" office:value-type="float" office:value="-86" calcext:value-type="float">
            <text:p>-86</text:p>
          </table:table-cell>
          <table:table-cell table:style-name="ce1" office:value-type="float" office:value="-93" calcext:value-type="float">
            <text:p>-93</text:p>
          </table:table-cell>
          <table:table-cell table:style-name="ce1" office:value-type="float" office:value="-98" calcext:value-type="float">
            <text:p>-98</text:p>
          </table:table-cell>
          <table:table-cell table:style-name="ce1" office:value-type="float" office:value="-104" calcext:value-type="float">
            <text:p>-104</text:p>
          </table:table-cell>
          <table:table-cell table:number-columns-repeated="5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-48" calcext:value-type="float">
            <text:p>-48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76" calcext:value-type="float">
            <text:p>-76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float" office:value="-96" calcext:value-type="float">
            <text:p>-96</text:p>
          </table:table-cell>
          <table:table-cell table:style-name="ce1" office:value-type="float" office:value="-103" calcext:value-type="float">
            <text:p>-103</text:p>
          </table:table-cell>
          <table:table-cell table:style-name="ce1" office:value-type="float" office:value="-110" calcext:value-type="float">
            <text:p>-110</text:p>
          </table:table-cell>
          <table:table-cell table:style-name="ce1" office:value-type="float" office:value="-116" calcext:value-type="float">
            <text:p>-116</text:p>
          </table:table-cell>
          <table:table-cell table:number-columns-repeated="55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-51" calcext:value-type="float">
            <text:p>-51</text:p>
          </table:table-cell>
          <table:table-cell table:style-name="ce1" office:value-type="float" office:value="-68" calcext:value-type="float">
            <text:p>-68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-93" calcext:value-type="float">
            <text:p>-93</text:p>
          </table:table-cell>
          <table:table-cell table:style-name="ce1" office:value-type="float" office:value="-102" calcext:value-type="float">
            <text:p>-10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float" office:value="-118" calcext:value-type="float">
            <text:p>-118</text:p>
          </table:table-cell>
          <table:table-cell table:style-name="ce1" office:value-type="float" office:value="-124" calcext:value-type="float">
            <text:p>-124</text:p>
          </table:table-cell>
          <table:table-cell table:number-columns-repeated="55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2" office:value-type="float" office:value="-52" calcext:value-type="float">
            <text:p>-52</text:p>
          </table:table-cell>
          <table:table-cell table:style-name="ce2" office:value-type="float" office:value="-70" calcext:value-type="float">
            <text:p>-7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-96" calcext:value-type="float">
            <text:p>-96</text:p>
          </table:table-cell>
          <table:table-cell table:style-name="ce1" office:value-type="float" office:value="-106" calcext:value-type="float">
            <text:p>-106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122" calcext:value-type="float">
            <text:p>-122</text:p>
          </table:table-cell>
          <table:table-cell table:style-name="ce1" office:value-type="float" office:value="-129" calcext:value-type="float">
            <text:p>-129</text:p>
          </table:table-cell>
          <table:table-cell table:number-columns-repeated="55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2" office:value-type="float" office:value="-52" calcext:value-type="float">
            <text:p>-52</text:p>
          </table:table-cell>
          <table:table-cell table:style-name="ce2" office:value-type="float" office:value="-70" calcext:value-type="float">
            <text:p>-7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-96" calcext:value-type="float">
            <text:p>-96</text:p>
          </table:table-cell>
          <table:table-cell table:style-name="ce1" office:value-type="float" office:value="-107" calcext:value-type="float">
            <text:p>-107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123" calcext:value-type="float">
            <text:p>-123</text:p>
          </table:table-cell>
          <table:table-cell table:style-name="ce1" office:value-type="float" office:value="-130" calcext:value-type="float">
            <text:p>-130</text:p>
          </table:table-cell>
          <table:table-cell table:number-columns-repeated="5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50" calcext:value-type="float">
            <text:p>-50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-93" calcext:value-type="float">
            <text:p>-93</text:p>
          </table:table-cell>
          <table:table-cell table:style-name="ce1" office:value-type="float" office:value="-104" calcext:value-type="float">
            <text:p>-104</text:p>
          </table:table-cell>
          <table:table-cell table:style-name="ce2" office:value-type="float" office:value="-112" calcext:value-type="float">
            <text:p>-112</text:p>
          </table:table-cell>
          <table:table-cell table:style-name="ce1" office:value-type="float" office:value="-120" calcext:value-type="float">
            <text:p>-120</text:p>
          </table:table-cell>
          <table:table-cell table:style-name="ce1" office:value-type="float" office:value="-126" calcext:value-type="float">
            <text:p>-126</text:p>
          </table:table-cell>
          <table:table-cell table:number-columns-repeated="55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-44" calcext:value-type="float">
            <text:p>-44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-93" calcext:value-type="float">
            <text:p>-93</text:p>
          </table:table-cell>
          <table:table-cell table:style-name="ce1" office:value-type="float" office:value="-101" calcext:value-type="float">
            <text:p>-101</text:p>
          </table:table-cell>
          <table:table-cell table:style-name="ce1" office:value-type="float" office:value="-108" calcext:value-type="float">
            <text:p>-108</text:p>
          </table:table-cell>
          <table:table-cell table:style-name="ce1" office:value-type="float" office:value="-114" calcext:value-type="float">
            <text:p>-114</text:p>
          </table:table-cell>
          <table:table-cell table:number-columns-repeated="55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-35" calcext:value-type="float">
            <text:p>-35</text:p>
          </table:table-cell>
          <table:table-cell table:style-name="ce1" office:value-type="float" office:value="-49" calcext:value-type="float">
            <text:p>-49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float" office:value="-95" calcext:value-type="float">
            <text:p>-95</text:p>
          </table:table-cell>
          <table:table-cell table:number-columns-repeated="55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-28" calcext:value-type="float">
            <text:p>-28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42" calcext:value-type="float">
            <text:p>-42</text:p>
          </table:table-cell>
          <table:table-cell table:style-name="ce1" office:value-type="float" office:value="-47" calcext:value-type="float">
            <text:p>-47</text:p>
          </table:table-cell>
          <table:table-cell table:style-name="ce1" office:value-type="float" office:value="-51" calcext:value-type="float">
            <text:p>-51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8" calcext:value-type="float">
            <text:p>-58</text:p>
          </table:table-cell>
          <table:table-cell table:number-columns-repeated="55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-23" calcext:value-type="float">
            <text:p>-23</text:p>
          </table:table-cell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-26" calcext:value-type="float">
            <text:p>-26</text:p>
          </table:table-cell>
          <table:table-cell table:number-columns-repeated="55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55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55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55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55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55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Assumptions</text:p>
          </table:table-cell>
          <table:table-cell table:number-columns-repeated="2"/>
          <table:table-cell table:style-name="ce1" office:value-type="string" calcext:value-type="string">
            <text:p>Lessons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Circular distributions</text:p>
          </table:table-cell>
          <table:table-cell table:number-columns-repeated="2"/>
          <table:table-cell table:style-name="ce1" office:value-type="string" calcext:value-type="string">
            <text:p>Higher doppler shift for greater radius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Tangential velocities equal to each other</text:p>
          </table:table-cell>
          <table:table-cell table:number-columns-repeated="2"/>
          <table:table-cell table:style-name="ce1" office:value-type="string" calcext:value-type="string">
            <text:p>Maximum blueshifts always around gallon=85 (close to 90, maybe off due to LSR correction?)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Tangential velocities equal to 200 km/s</text:p>
          </table:table-cell>
          <table:table-cell table:number-columns-repeated="2"/>
          <table:table-cell table:style-name="ce1" office:value-type="string" calcext:value-type="string">
            <text:p>zero doppler shift is slightly less than 180, again due to LSR correction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Sun at 8 kpc with LSR included</text:p>
          </table:table-cell>
          <table:table-cell table:number-columns-repeated="2"/>
          <table:table-cell table:style-name="ce1" office:value-type="string" calcext:value-type="string">
            <text:p>anticipate max redshifts for gallon 270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3"/>
          <table:table-cell table:style-name="ce1" office:value-type="string" calcext:value-type="string">
            <text:p>How to use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1" office:value-type="string" calcext:value-type="string">
            <text:p>If velocity profile is approximately flat, then greater doppler shifted points correspond to greater radius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1" office:value-type="string" calcext:value-type="string">
            <text:p>If velocities decrease with radius, then doppler shifts of both radii will be closer to each other</text:p>
          </table:table-cell>
          <table:table-cell table:number-columns-repeated="60"/>
        </table:table-row>
        <table:table-row table:style-name="ro2" table:number-rows-repeated="104854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0_20_kms" style:display-name="PageStyle_200 k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57" meta:object-count="1"/>
    <meta:generator>LibreOffice/7.0.4.2$Linux_ARM_EABI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7baaf7" draw:fill-color="#7baaf7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f07b72" draw:fill-color="#f07b72"/>
      <style:text-properties fo:font-size="10pt" style:font-size-asian="10pt" style:font-size-complex="10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8.23cm" svg:height="16.034cm" xlink:href=".." xlink:type="simple" chart:class="chart:line" chart:style-name="ch1">
        <chart:title svg:x="3.484cm" svg:y="0.455cm" chart:style-name="ch2">
          <text:p>9 kpc, 10 kpc, 11 kpc, 12 kpc, 13 kpc…</text:p>
        </chart:title>
        <chart:legend chart:legend-position="end" svg:x="15.854cm" svg:y="5.975cm" style:legend-expansion="high" chart:style-name="ch3"/>
        <chart:plot-area chart:style-name="ch4" table:cell-range-address="'200 kms'.A1:'200 kms'.I16" chart:data-source-has-labels="both" svg:x="0.364cm" svg:y="1.872cm" svg:width="15.126cm" svg:height="12.812cm">
          <chart:coordinate-region svg:x="1.126cm" svg:y="2.071cm" svg:width="14.364cm" svg:height="12.414cm"/>
          <chart:axis chart:dimension="x" chart:name="primary-x" chart:style-name="ch5" chartooo:axis-type="text">
            <chart:title svg:x="7.373cm" svg:y="15.005cm" chart:style-name="ch6">
              <text:p>Gallon</text:p>
            </chart:title>
            <chart:categories table:cell-range-address="'200 kms'.A2:'200 kms'.A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200 kms'.B2:'200 kms'.B16" chart:label-cell-address="'200 kms'.B1:'200 kms'.B1" chart:class="chart:line">
            <chart:data-point chart:repeated="15"/>
          </chart:series>
          <chart:series chart:style-name="ch10" chart:values-cell-range-address="'200 kms'.C2:'200 kms'.C16" chart:label-cell-address="'200 kms'.C1:'200 kms'.C1" chart:class="chart:line">
            <chart:data-point chart:repeated="15"/>
          </chart:series>
          <chart:series chart:style-name="ch11" chart:values-cell-range-address="'200 kms'.D2:'200 kms'.D16" chart:label-cell-address="'200 kms'.D1:'200 kms'.D1" chart:class="chart:line">
            <chart:data-point chart:repeated="15"/>
          </chart:series>
          <chart:series chart:style-name="ch12" chart:values-cell-range-address="'200 kms'.E2:'200 kms'.E16" chart:label-cell-address="'200 kms'.E1:'200 kms'.E1" chart:class="chart:line">
            <chart:data-point chart:repeated="15"/>
          </chart:series>
          <chart:series chart:style-name="ch13" chart:values-cell-range-address="'200 kms'.F2:'200 kms'.F16" chart:label-cell-address="'200 kms'.F1:'200 kms'.F1" chart:class="chart:line">
            <chart:data-point chart:repeated="15"/>
          </chart:series>
          <chart:series chart:style-name="ch14" chart:values-cell-range-address="'200 kms'.G2:'200 kms'.G16" chart:label-cell-address="'200 kms'.G1:'200 kms'.G1" chart:class="chart:line">
            <chart:data-point chart:repeated="15"/>
          </chart:series>
          <chart:series chart:style-name="ch15" chart:values-cell-range-address="'200 kms'.H2:'200 kms'.H16" chart:label-cell-address="'200 kms'.H1:'200 kms'.H1" chart:class="chart:line">
            <chart:data-point chart:repeated="15"/>
          </chart:series>
          <chart:series chart:style-name="ch16" chart:values-cell-range-address="'200 kms'.I2:'200 kms'.I16" chart:label-cell-address="'200 kms'.I1:'200 kms'.I1" chart:class="chart:line">
            <chart:data-point chart:repeated="1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 kpc</text:p>
                <draw:g>
                  <svg:desc>'200 kms'.B1:'200 kms'.B1</svg:desc>
                </draw:g>
              </table:table-cell>
              <table:table-cell office:value-type="string">
                <text:p>10 kpc</text:p>
                <draw:g>
                  <svg:desc>'200 kms'.C1:'200 kms'.C1</svg:desc>
                </draw:g>
              </table:table-cell>
              <table:table-cell office:value-type="string">
                <text:p>11 kpc</text:p>
                <draw:g>
                  <svg:desc>'200 kms'.D1:'200 kms'.D1</svg:desc>
                </draw:g>
              </table:table-cell>
              <table:table-cell office:value-type="string">
                <text:p>12 kpc</text:p>
                <draw:g>
                  <svg:desc>'200 kms'.E1:'200 kms'.E1</svg:desc>
                </draw:g>
              </table:table-cell>
              <table:table-cell office:value-type="string">
                <text:p>13 kpc</text:p>
                <draw:g>
                  <svg:desc>'200 kms'.F1:'200 kms'.F1</svg:desc>
                </draw:g>
              </table:table-cell>
              <table:table-cell office:value-type="string">
                <text:p>14 kpc</text:p>
                <draw:g>
                  <svg:desc>'200 kms'.G1:'200 kms'.G1</svg:desc>
                </draw:g>
              </table:table-cell>
              <table:table-cell office:value-type="string">
                <text:p>15 kpc</text:p>
                <draw:g>
                  <svg:desc>'200 kms'.H1:'200 kms'.H1</svg:desc>
                </draw:g>
              </table:table-cell>
              <table:table-cell office:value-type="string">
                <text:p>16 kpc</text:p>
                <draw:g>
                  <svg:desc>'200 kms'.I1:'200 kms'.I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200 kms'.A2:'200 kms'.A16</svg:desc>
                </draw:g>
              </table:table-cell>
              <table:table-cell office:value-type="float" office:value="-44">
                <text:p>-44</text:p>
                <draw:g>
                  <svg:desc>'200 kms'.B2:'200 kms'.B16</svg:desc>
                </draw:g>
              </table:table-cell>
              <table:table-cell office:value-type="float" office:value="-58">
                <text:p>-58</text:p>
                <draw:g>
                  <svg:desc>'200 kms'.C2:'200 kms'.C16</svg:desc>
                </draw:g>
              </table:table-cell>
              <table:table-cell office:value-type="float" office:value="-69">
                <text:p>-69</text:p>
                <draw:g>
                  <svg:desc>'200 kms'.D2:'200 kms'.D16</svg:desc>
                </draw:g>
              </table:table-cell>
              <table:table-cell office:value-type="float" office:value="-78">
                <text:p>-78</text:p>
                <draw:g>
                  <svg:desc>'200 kms'.E2:'200 kms'.E16</svg:desc>
                </draw:g>
              </table:table-cell>
              <table:table-cell office:value-type="float" office:value="-86">
                <text:p>-86</text:p>
                <draw:g>
                  <svg:desc>'200 kms'.F2:'200 kms'.F16</svg:desc>
                </draw:g>
              </table:table-cell>
              <table:table-cell office:value-type="float" office:value="-93">
                <text:p>-93</text:p>
                <draw:g>
                  <svg:desc>'200 kms'.G2:'200 kms'.G16</svg:desc>
                </draw:g>
              </table:table-cell>
              <table:table-cell office:value-type="float" office:value="-98">
                <text:p>-98</text:p>
                <draw:g>
                  <svg:desc>'200 kms'.H2:'200 kms'.H16</svg:desc>
                </draw:g>
              </table:table-cell>
              <table:table-cell office:value-type="float" office:value="-104">
                <text:p>-104</text:p>
                <draw:g>
                  <svg:desc>'200 kms'.I2:'200 kms'.I16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48">
                <text:p>-48</text:p>
              </table:table-cell>
              <table:table-cell office:value-type="float" office:value="-64">
                <text:p>-64</text:p>
              </table:table-cell>
              <table:table-cell office:value-type="float" office:value="-76">
                <text:p>-76</text:p>
              </table:table-cell>
              <table:table-cell office:value-type="float" office:value="-87">
                <text:p>-87</text:p>
              </table:table-cell>
              <table:table-cell office:value-type="float" office:value="-96">
                <text:p>-96</text:p>
              </table:table-cell>
              <table:table-cell office:value-type="float" office:value="-103">
                <text:p>-103</text:p>
              </table:table-cell>
              <table:table-cell office:value-type="float" office:value="-110">
                <text:p>-11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51">
                <text:p>-51</text:p>
              </table:table-cell>
              <table:table-cell office:value-type="float" office:value="-68">
                <text:p>-68</text:p>
              </table:table-cell>
              <table:table-cell office:value-type="float" office:value="-81">
                <text:p>-81</text:p>
              </table:table-cell>
              <table:table-cell office:value-type="float" office:value="-93">
                <text:p>-93</text:p>
              </table:table-cell>
              <table:table-cell office:value-type="float" office:value="-102">
                <text:p>-102</text:p>
              </table:table-cell>
              <table:table-cell office:value-type="float" office:value="-111">
                <text:p>-111</text:p>
              </table:table-cell>
              <table:table-cell office:value-type="float" office:value="-118">
                <text:p>-11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2">
                <text:p>-52</text:p>
              </table:table-cell>
              <table:table-cell office:value-type="float" office:value="-70">
                <text:p>-70</text:p>
              </table:table-cell>
              <table:table-cell office:value-type="float" office:value="-84">
                <text:p>-84</text:p>
              </table:table-cell>
              <table:table-cell office:value-type="float" office:value="-96">
                <text:p>-96</text:p>
              </table:table-cell>
              <table:table-cell office:value-type="float" office:value="-106">
                <text:p>-106</text:p>
              </table:table-cell>
              <table:table-cell office:value-type="float" office:value="-115">
                <text:p>-115</text:p>
              </table:table-cell>
              <table:table-cell office:value-type="float" office:value="-122">
                <text:p>-122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52">
                <text:p>-52</text:p>
              </table:table-cell>
              <table:table-cell office:value-type="float" office:value="-70">
                <text:p>-70</text:p>
              </table:table-cell>
              <table:table-cell office:value-type="float" office:value="-84">
                <text:p>-84</text:p>
              </table:table-cell>
              <table:table-cell office:value-type="float" office:value="-96">
                <text:p>-96</text:p>
              </table:table-cell>
              <table:table-cell office:value-type="float" office:value="-107">
                <text:p>-107</text:p>
              </table:table-cell>
              <table:table-cell office:value-type="float" office:value="-115">
                <text:p>-115</text:p>
              </table:table-cell>
              <table:table-cell office:value-type="float" office:value="-123">
                <text:p>-12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0">
                <text:p>-50</text:p>
              </table:table-cell>
              <table:table-cell office:value-type="float" office:value="-67">
                <text:p>-67</text:p>
              </table:table-cell>
              <table:table-cell office:value-type="float" office:value="-82">
                <text:p>-82</text:p>
              </table:table-cell>
              <table:table-cell office:value-type="float" office:value="-93">
                <text:p>-93</text:p>
              </table:table-cell>
              <table:table-cell office:value-type="float" office:value="-104">
                <text:p>-104</text:p>
              </table:table-cell>
              <table:table-cell office:value-type="float" office:value="-112">
                <text:p>-112</text:p>
              </table:table-cell>
              <table:table-cell office:value-type="float" office:value="-120">
                <text:p>-12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44">
                <text:p>-44</text:p>
              </table:table-cell>
              <table:table-cell office:value-type="float" office:value="-60">
                <text:p>-60</text:p>
              </table:table-cell>
              <table:table-cell office:value-type="float" office:value="-73">
                <text:p>-73</text:p>
              </table:table-cell>
              <table:table-cell office:value-type="float" office:value="-84">
                <text:p>-84</text:p>
              </table:table-cell>
              <table:table-cell office:value-type="float" office:value="-93">
                <text:p>-93</text:p>
              </table:table-cell>
              <table:table-cell office:value-type="float" office:value="-101">
                <text:p>-101</text:p>
              </table:table-cell>
              <table:table-cell office:value-type="float" office:value="-108">
                <text:p>-10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35">
                <text:p>-35</text:p>
              </table:table-cell>
              <table:table-cell office:value-type="float" office:value="-49">
                <text:p>-49</text:p>
              </table:table-cell>
              <table:table-cell office:value-type="float" office:value="-60">
                <text:p>-60</text:p>
              </table:table-cell>
              <table:table-cell office:value-type="float" office:value="-69">
                <text:p>-69</text:p>
              </table:table-cell>
              <table:table-cell office:value-type="float" office:value="-77">
                <text:p>-77</text:p>
              </table:table-cell>
              <table:table-cell office:value-type="float" office:value="-84">
                <text:p>-84</text:p>
              </table:table-cell>
              <table:table-cell office:value-type="float" office:value="-89">
                <text:p>-89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20">
                <text:p>-20</text:p>
              </table:table-cell>
              <table:table-cell office:value-type="float" office:value="-28">
                <text:p>-28</text:p>
              </table:table-cell>
              <table:table-cell office:value-type="float" office:value="-36">
                <text:p>-36</text:p>
              </table:table-cell>
              <table:table-cell office:value-type="float" office:value="-42">
                <text:p>-42</text:p>
              </table:table-cell>
              <table:table-cell office:value-type="float" office:value="-47">
                <text:p>-47</text:p>
              </table:table-cell>
              <table:table-cell office:value-type="float" office:value="-51">
                <text:p>-51</text:p>
              </table:table-cell>
              <table:table-cell office:value-type="float" office:value="-55">
                <text:p>-55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-15">
                <text:p>-15</text:p>
              </table:table-cell>
              <table:table-cell office:value-type="float" office:value="-18">
                <text:p>-18</text:p>
              </table:table-cell>
              <table:table-cell office:value-type="float" office:value="-20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-25">
                <text:p>-25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67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73">
                <text:p>73</text:p>
              </table:table-cell>
              <table:table-cell office:value-type="float" office:value="83">
                <text:p>83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  <table:table-cell office:value-type="float" office:value="87">
                <text:p>87</text:p>
              </table:table-cell>
              <table:table-cell office:value-type="float" office:value="96">
                <text:p>96</text:p>
              </table:table-cell>
              <table:table-cell office:value-type="float" office:value="103">
                <text:p>103</text:p>
              </table:table-cell>
              <table:table-cell office:value-type="float" office:value="110">
                <text:p>110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ARM_EABI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